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transparent">
        <style:background-image/>
      </style:paragraph-properties>
      <style:text-properties officeooo:rsid="001465fd" officeooo:paragraph-rsid="001465fd"/>
    </style:style>
    <style:style style:name="P2" style:family="paragraph" style:parent-style-name="Preformatted_20_Text">
      <style:paragraph-properties fo:background-color="transparent">
        <style:background-image/>
      </style:paragraph-properties>
      <style:text-properties officeooo:rsid="00185305" officeooo:paragraph-rsid="00185305"/>
    </style:style>
    <style:style style:name="P3" style:family="paragraph" style:parent-style-name="Preformatted_20_Text">
      <style:paragraph-properties fo:background-color="transparent">
        <style:background-image/>
      </style:paragraph-properties>
      <style:text-properties officeooo:rsid="001a2b1c" officeooo:paragraph-rsid="001a2b1c"/>
    </style:style>
    <style:style style:name="P4" style:family="paragraph" style:parent-style-name="Preformatted_20_Text">
      <style:paragraph-properties fo:background-color="transparent">
        <style:background-image/>
      </style:paragraph-properties>
      <style:text-properties officeooo:rsid="001a2b1c" officeooo:paragraph-rsid="001a63d5"/>
    </style:style>
    <style:style style:name="P5" style:family="paragraph" style:parent-style-name="Preformatted_20_Text">
      <style:paragraph-properties fo:background-color="transparent">
        <style:background-image/>
      </style:paragraph-properties>
      <style:text-properties officeooo:rsid="001c5315" officeooo:paragraph-rsid="001c5315"/>
    </style:style>
    <style:style style:name="P6" style:family="paragraph" style:parent-style-name="Preformatted_20_Text">
      <style:paragraph-properties fo:background-color="transparent">
        <style:background-image/>
      </style:paragraph-properties>
      <style:text-properties officeooo:rsid="001e52dc" officeooo:paragraph-rsid="001e52dc"/>
    </style:style>
    <style:style style:name="P7" style:family="paragraph" style:parent-style-name="Preformatted_20_Text">
      <style:paragraph-properties fo:background-color="transparent">
        <style:background-image/>
      </style:paragraph-properties>
      <style:text-properties officeooo:rsid="002015fb" officeooo:paragraph-rsid="002015fb"/>
    </style:style>
    <style:style style:name="P8" style:family="paragraph" style:parent-style-name="Preformatted_20_Text">
      <style:paragraph-properties fo:background-color="transparent">
        <style:background-image/>
      </style:paragraph-properties>
      <style:text-properties officeooo:rsid="00221058" officeooo:paragraph-rsid="00221058"/>
    </style:style>
    <style:style style:name="P9" style:family="paragraph" style:parent-style-name="Preformatted_20_Text">
      <style:paragraph-properties fo:background-color="transparent">
        <style:background-image/>
      </style:paragraph-properties>
      <style:text-properties officeooo:rsid="00229196" officeooo:paragraph-rsid="00229196"/>
    </style:style>
    <style:style style:name="P10" style:family="paragraph" style:parent-style-name="Preformatted_20_Text">
      <style:paragraph-properties fo:background-color="transparent">
        <style:background-image/>
      </style:paragraph-properties>
      <style:text-properties officeooo:rsid="002423c0" officeooo:paragraph-rsid="002423c0"/>
    </style:style>
    <style:style style:name="P11" style:family="paragraph" style:parent-style-name="Preformatted_20_Text">
      <style:paragraph-properties fo:background-color="transparent">
        <style:background-image/>
      </style:paragraph-properties>
      <style:text-properties officeooo:rsid="002423c0" officeooo:paragraph-rsid="00255d05"/>
    </style:style>
    <style:style style:name="P12" style:family="paragraph" style:parent-style-name="Preformatted_20_Text">
      <style:paragraph-properties fo:background-color="transparent">
        <style:background-image/>
      </style:paragraph-properties>
      <style:text-properties officeooo:rsid="00255d05" officeooo:paragraph-rsid="00255d05"/>
    </style:style>
    <style:style style:name="P13" style:family="paragraph" style:parent-style-name="Preformatted_20_Text">
      <style:paragraph-properties fo:background-color="transparent">
        <style:background-image/>
      </style:paragraph-properties>
      <style:text-properties officeooo:rsid="002854ef" officeooo:paragraph-rsid="00292812"/>
    </style:style>
    <style:style style:name="P14" style:family="paragraph" style:parent-style-name="Preformatted_20_Text">
      <style:paragraph-properties fo:background-color="transparent">
        <style:background-image/>
      </style:paragraph-properties>
      <style:text-properties officeooo:rsid="002ae157" officeooo:paragraph-rsid="002ae157"/>
    </style:style>
    <style:style style:name="P15" style:family="paragraph" style:parent-style-name="Preformatted_20_Text">
      <style:paragraph-properties fo:background-color="transparent">
        <style:background-image/>
      </style:paragraph-properties>
      <style:text-properties officeooo:rsid="002ae157" officeooo:paragraph-rsid="002d1e0f"/>
    </style:style>
    <style:style style:name="P16" style:family="paragraph" style:parent-style-name="Preformatted_20_Text">
      <style:paragraph-properties fo:background-color="transparent">
        <style:background-image/>
      </style:paragraph-properties>
      <style:text-properties officeooo:rsid="002c4390" officeooo:paragraph-rsid="002d1e0f"/>
    </style:style>
    <style:style style:name="P17" style:family="paragraph" style:parent-style-name="Preformatted_20_Text">
      <style:paragraph-properties fo:background-color="transparent">
        <style:background-image/>
      </style:paragraph-properties>
      <style:text-properties officeooo:rsid="002d1e0f" officeooo:paragraph-rsid="002d1e0f"/>
    </style:style>
    <style:style style:name="P18" style:family="paragraph" style:parent-style-name="Preformatted_20_Text">
      <style:paragraph-properties fo:background-color="transparent">
        <style:background-image/>
      </style:paragraph-properties>
      <style:text-properties officeooo:rsid="002edc0f" officeooo:paragraph-rsid="002edc0f"/>
    </style:style>
    <style:style style:name="P19" style:family="paragraph" style:parent-style-name="Preformatted_20_Text">
      <style:paragraph-properties fo:background-color="transparent">
        <style:background-image/>
      </style:paragraph-properties>
      <style:text-properties officeooo:rsid="00292812" officeooo:paragraph-rsid="002d1e0f"/>
    </style:style>
    <style:style style:name="P20" style:family="paragraph" style:parent-style-name="Preformatted_20_Text">
      <style:paragraph-properties fo:background-color="transparent">
        <style:background-image/>
      </style:paragraph-properties>
      <style:text-properties officeooo:rsid="00305d86" officeooo:paragraph-rsid="00305d86"/>
    </style:style>
    <style:style style:name="P21" style:family="paragraph" style:parent-style-name="Preformatted_20_Text">
      <style:paragraph-properties fo:background-color="transparent">
        <style:background-image/>
      </style:paragraph-properties>
      <style:text-properties officeooo:rsid="002d1e0f" officeooo:paragraph-rsid="002d1e0f"/>
    </style:style>
    <style:style style:name="P22" style:family="paragraph" style:parent-style-name="Preformatted_20_Text">
      <style:paragraph-properties fo:background-color="transparent">
        <style:background-image/>
      </style:paragraph-properties>
      <style:text-properties officeooo:rsid="0034cb9b" officeooo:paragraph-rsid="0034cb9b"/>
    </style:style>
    <style:style style:name="P23" style:family="paragraph" style:parent-style-name="Preformatted_20_Text">
      <style:paragraph-properties fo:background-color="transparent">
        <style:background-image/>
      </style:paragraph-properties>
      <style:text-properties officeooo:rsid="002854ef" officeooo:paragraph-rsid="0034cb9b"/>
    </style:style>
    <style:style style:name="P24" style:family="paragraph" style:parent-style-name="Preformatted_20_Text">
      <style:paragraph-properties fo:background-color="transparent">
        <style:background-image/>
      </style:paragraph-properties>
      <style:text-properties officeooo:rsid="002423c0" officeooo:paragraph-rsid="002d1e0f"/>
    </style:style>
    <style:style style:name="P25" style:family="paragraph" style:parent-style-name="Preformatted_20_Text">
      <style:paragraph-properties fo:background-color="transparent">
        <style:background-image/>
      </style:paragraph-properties>
      <style:text-properties officeooo:rsid="002423c0" officeooo:paragraph-rsid="002423c0"/>
    </style:style>
    <style:style style:name="P26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2d1e0f" officeooo:paragraph-rsid="0034cb9b" style:font-weight-asian="bold" style:font-weight-complex="bold"/>
    </style:style>
    <style:style style:name="P27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2c4390" officeooo:paragraph-rsid="0034cb9b" style:font-weight-asian="bold" style:font-weight-complex="bold"/>
    </style:style>
    <style:style style:name="P28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2ae157" officeooo:paragraph-rsid="0034cb9b" style:font-weight-asian="bold" style:font-weight-complex="bold"/>
    </style:style>
    <style:style style:name="P29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2423c0" officeooo:paragraph-rsid="0034cb9b" style:font-weight-asian="bold" style:font-weight-complex="bold"/>
    </style:style>
    <style:style style:name="P30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34cb9b" officeooo:paragraph-rsid="0034cb9b" style:font-weight-asian="bold" style:font-weight-complex="bold"/>
    </style:style>
    <style:style style:name="P31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229196" officeooo:paragraph-rsid="00358602" style:font-weight-asian="bold" style:font-weight-complex="bold"/>
    </style:style>
    <style:style style:name="P32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221058" officeooo:paragraph-rsid="0036f2f6" style:font-weight-asian="bold" style:font-weight-complex="bold"/>
    </style:style>
    <style:style style:name="P33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221058" officeooo:paragraph-rsid="00221058" style:font-weight-asian="bold" style:font-weight-complex="bold"/>
    </style:style>
    <style:style style:name="P34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185305" officeooo:paragraph-rsid="0036f2f6" style:font-weight-asian="bold" style:font-weight-complex="bold"/>
    </style:style>
    <style:style style:name="P35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1a2b1c" officeooo:paragraph-rsid="0036f2f6" style:font-weight-asian="bold" style:font-weight-complex="bold"/>
    </style:style>
    <style:style style:name="P36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1c5315" officeooo:paragraph-rsid="0036f2f6" style:font-weight-asian="bold" style:font-weight-complex="bold"/>
    </style:style>
    <style:style style:name="P37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36f2f6" officeooo:paragraph-rsid="0036f2f6" style:font-weight-asian="bold" style:font-weight-complex="bold"/>
    </style:style>
    <style:style style:name="P38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1e52dc" officeooo:paragraph-rsid="0036f2f6" style:font-weight-asian="bold" style:font-weight-complex="bold"/>
    </style:style>
    <style:style style:name="P39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1465fd" officeooo:paragraph-rsid="00177ad9" style:font-weight-asian="bold" style:font-weight-complex="bold"/>
    </style:style>
    <style:style style:name="P40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3ccd96" officeooo:paragraph-rsid="003ccd96" style:font-weight-asian="bold" style:font-weight-complex="bold"/>
    </style:style>
    <style:style style:name="P41" style:family="paragraph" style:parent-style-name="Preformatted_20_Text">
      <style:paragraph-properties fo:background-color="transparent">
        <style:background-image/>
      </style:paragraph-properties>
      <style:text-properties fo:font-weight="bold" officeooo:rsid="003df0e7" officeooo:paragraph-rsid="003df0e7" style:font-weight-asian="bold" style:font-weight-complex="bold"/>
    </style:style>
    <style:style style:name="P42" style:family="paragraph" style:parent-style-name="Preformatted_20_Text">
      <style:paragraph-properties fo:background-color="transparent">
        <style:background-image/>
      </style:paragraph-properties>
      <style:text-properties officeooo:rsid="00305d86" officeooo:paragraph-rsid="00305d86"/>
    </style:style>
    <style:style style:name="P43" style:family="paragraph" style:parent-style-name="Preformatted_20_Text">
      <style:paragraph-properties fo:background-color="transparent">
        <style:background-image/>
      </style:paragraph-properties>
      <style:text-properties officeooo:rsid="00255d05" officeooo:paragraph-rsid="002d1e0f"/>
    </style:style>
    <style:style style:name="P44" style:family="paragraph" style:parent-style-name="Preformatted_20_Text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officeooo:rsid="0036f4b4" officeooo:paragraph-rsid="0036f4b4" style:font-weight-asian="bold" style:font-weight-complex="bold"/>
    </style:style>
    <style:style style:name="P45" style:family="paragraph" style:parent-style-name="Preformatted_20_Text">
      <style:paragraph-properties fo:background-color="transparent">
        <style:background-image/>
      </style:paragraph-properties>
      <style:text-properties officeooo:rsid="00229196" officeooo:paragraph-rsid="00358602"/>
    </style:style>
    <style:style style:name="P46" style:family="paragraph" style:parent-style-name="Preformatted_20_Text">
      <style:paragraph-properties fo:background-color="transparent">
        <style:background-image/>
      </style:paragraph-properties>
      <style:text-properties officeooo:rsid="00221058" officeooo:paragraph-rsid="0038deb5"/>
    </style:style>
    <style:style style:name="P47" style:family="paragraph" style:parent-style-name="Preformatted_20_Text">
      <style:paragraph-properties fo:background-color="transparent">
        <style:background-image/>
      </style:paragraph-properties>
      <style:text-properties officeooo:rsid="00185305" officeooo:paragraph-rsid="0036f2f6"/>
    </style:style>
    <style:style style:name="P48" style:family="paragraph" style:parent-style-name="Preformatted_20_Text">
      <style:paragraph-properties fo:background-color="transparent">
        <style:background-image/>
      </style:paragraph-properties>
      <style:text-properties officeooo:rsid="001a2b1c" officeooo:paragraph-rsid="0036f2f6"/>
    </style:style>
    <style:style style:name="P49" style:family="paragraph" style:parent-style-name="Preformatted_20_Text">
      <style:paragraph-properties fo:background-color="transparent">
        <style:background-image/>
      </style:paragraph-properties>
      <style:text-properties officeooo:rsid="001a2b1c" officeooo:paragraph-rsid="0037ab2a"/>
    </style:style>
    <style:style style:name="P50" style:family="paragraph" style:parent-style-name="Preformatted_20_Text">
      <style:paragraph-properties fo:background-color="transparent">
        <style:background-image/>
      </style:paragraph-properties>
      <style:text-properties officeooo:rsid="0036f2f6" officeooo:paragraph-rsid="0036f2f6"/>
    </style:style>
    <style:style style:name="P51" style:family="paragraph" style:parent-style-name="Preformatted_20_Text">
      <style:paragraph-properties fo:background-color="transparent">
        <style:background-image/>
      </style:paragraph-properties>
      <style:text-properties officeooo:rsid="001c5315" officeooo:paragraph-rsid="0036f2f6"/>
    </style:style>
    <style:style style:name="P52" style:family="paragraph" style:parent-style-name="Preformatted_20_Text">
      <style:paragraph-properties fo:background-color="transparent">
        <style:background-image/>
      </style:paragraph-properties>
      <style:text-properties officeooo:rsid="001c5315" officeooo:paragraph-rsid="0036f4b4"/>
    </style:style>
    <style:style style:name="P53" style:family="paragraph" style:parent-style-name="Preformatted_20_Text">
      <style:paragraph-properties fo:background-color="transparent">
        <style:background-image/>
      </style:paragraph-properties>
      <style:text-properties officeooo:rsid="002015fb" officeooo:paragraph-rsid="0036f2f6"/>
    </style:style>
    <style:style style:name="P54" style:family="paragraph" style:parent-style-name="Preformatted_20_Text">
      <style:paragraph-properties fo:background-color="transparent">
        <style:background-image/>
      </style:paragraph-properties>
      <style:text-properties officeooo:rsid="002015fb" officeooo:paragraph-rsid="0038deb5"/>
    </style:style>
    <style:style style:name="P55" style:family="paragraph" style:parent-style-name="Preformatted_20_Text">
      <style:paragraph-properties fo:background-color="transparent">
        <style:background-image/>
      </style:paragraph-properties>
      <style:text-properties officeooo:rsid="001465fd" officeooo:paragraph-rsid="001465fd"/>
    </style:style>
    <style:style style:name="P56" style:family="paragraph" style:parent-style-name="Preformatted_20_Text">
      <style:paragraph-properties fo:background-color="transparent">
        <style:background-image/>
      </style:paragraph-properties>
      <style:text-properties officeooo:rsid="0037ab2a" officeooo:paragraph-rsid="0037ab2a"/>
    </style:style>
    <style:style style:name="P57" style:family="paragraph" style:parent-style-name="Preformatted_20_Text">
      <style:paragraph-properties fo:background-color="transparent">
        <style:background-image/>
      </style:paragraph-properties>
      <style:text-properties fo:font-weight="normal" officeooo:rsid="003ccd96" officeooo:paragraph-rsid="003ccd96" style:font-weight-asian="normal" style:font-weight-complex="normal"/>
    </style:style>
    <style:style style:name="P58" style:family="paragraph" style:parent-style-name="Preformatted_20_Text">
      <style:paragraph-properties fo:background-color="transparent">
        <style:background-image/>
      </style:paragraph-properties>
      <style:text-properties officeooo:rsid="003df0e7" officeooo:paragraph-rsid="003df0e7"/>
    </style:style>
    <style:style style:name="P59" style:family="paragraph" style:parent-style-name="Preformatted_20_Text">
      <style:paragraph-properties fo:background-color="transparent">
        <style:background-image/>
      </style:paragraph-properties>
      <style:text-properties officeooo:rsid="00408917" officeooo:paragraph-rsid="00408917"/>
    </style:style>
    <style:style style:name="P60" style:family="paragraph" style:parent-style-name="Preformatted_20_Text" style:master-page-name="">
      <style:paragraph-properties fo:margin-left="0in" fo:margin-right="-0.3118in" fo:margin-top="0in" fo:margin-bottom="0in" style:contextual-spacing="false" fo:text-indent="0in" style:auto-text-indent="false" style:page-number="auto" fo:background-color="transparent">
        <style:background-image/>
      </style:paragraph-properties>
      <style:text-properties officeooo:rsid="0039ad2f" officeooo:paragraph-rsid="0039ad2f"/>
    </style:style>
    <style:style style:name="P61" style:family="paragraph" style:parent-style-name="Preformatted_20_Text">
      <style:paragraph-properties fo:margin-left="0in" fo:margin-right="-0.3118in" fo:margin-top="0in" fo:margin-bottom="0in" style:contextual-spacing="false" fo:text-indent="0in" style:auto-text-indent="false" fo:background-color="transparent">
        <style:background-image/>
      </style:paragraph-properties>
      <style:text-properties officeooo:rsid="0039ad2f" officeooo:paragraph-rsid="0039ad2f"/>
    </style:style>
    <style:style style:name="T1" style:family="text">
      <style:text-properties officeooo:rsid="0015bf8b"/>
    </style:style>
    <style:style style:name="T2" style:family="text">
      <style:text-properties officeooo:rsid="00177ad9"/>
    </style:style>
    <style:style style:name="T3" style:family="text">
      <style:text-properties officeooo:rsid="0017d6d8"/>
    </style:style>
    <style:style style:name="T4" style:family="text">
      <style:text-properties officeooo:rsid="001a63d5"/>
    </style:style>
    <style:style style:name="T5" style:family="text">
      <style:text-properties officeooo:rsid="0022eaa0"/>
    </style:style>
    <style:style style:name="T6" style:family="text">
      <style:text-properties officeooo:rsid="0030a310"/>
    </style:style>
    <style:style style:name="T7" style:family="text">
      <style:text-properties officeooo:rsid="0032a9e8"/>
    </style:style>
    <style:style style:name="T8" style:family="text">
      <style:text-properties officeooo:rsid="0033d954"/>
    </style:style>
    <style:style style:name="T9" style:family="text">
      <style:text-properties officeooo:rsid="0034cb9b"/>
    </style:style>
    <style:style style:name="T10" style:family="text">
      <style:text-properties officeooo:rsid="00358602"/>
    </style:style>
    <style:style style:name="T11" style:family="text">
      <style:text-properties fo:font-weight="bold" officeooo:rsid="0034cb9b" style:font-weight-asian="bold" style:font-weight-complex="bold"/>
    </style:style>
    <style:style style:name="T12" style:family="text">
      <style:text-properties officeooo:rsid="0036f2f6"/>
    </style:style>
    <style:style style:name="T13" style:family="text">
      <style:text-properties officeooo:rsid="0037ab2a"/>
    </style:style>
    <style:style style:name="T14" style:family="text">
      <style:text-properties officeooo:rsid="0038deb5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Database Assignment</text:p>
      <text:p text:style-name="P1"/>
      <text:p text:style-name="P44">SECTION I</text:p>
      <text:p text:style-name="P39"/>
      <text:p text:style-name="P34">1.<text:span text:style-name="T12">Display First name and Job of all employees who do not earn a commission.</text:span></text:p>
      <text:p text:style-name="P47"/>
      <text:p text:style-name="P56">SELECT </text:p>
      <text:p text:style-name="P56"><text:s text:c="4"/>first_name, job_id 'job', commission_percent</text:p>
      <text:p text:style-name="P56">FROM</text:p>
      <text:p text:style-name="P56"><text:s text:c="4"/>employees</text:p>
      <text:p text:style-name="P56">WHERE</text:p>
      <text:p text:style-name="P56"><text:s text:c="4"/>commission_percent IS NULL;</text:p>
      <text:p text:style-name="P47"/>
      <text:p text:style-name="P2"/>
      <text:p text:style-name="P35">2.<text:span text:style-name="T12">Display name, job id and data of hiring of all employees who work in IT department with the most recent dates appearing first.</text:span></text:p>
      <text:p text:style-name="P48"/>
      <text:p text:style-name="P49"><text:span text:style-name="T13">SELECT </text:span></text:p>
      <text:p text:style-name="P49"><text:span text:style-name="T13"><text:s text:c="4"/>CONCAT_WS(' ', first_name, last_name) 'Name',</text:span></text:p>
      <text:p text:style-name="P49"><text:span text:style-name="T13"><text:s text:c="4"/>job_id 'job',</text:span></text:p>
      <text:p text:style-name="P49"><text:span text:style-name="T13"><text:s text:c="4"/>hire_date 'Date of Hiring'</text:span></text:p>
      <text:p text:style-name="P49"><text:span text:style-name="T13">FROM</text:span></text:p>
      <text:p text:style-name="P49"><text:span text:style-name="T13"><text:s text:c="4"/>employees</text:span></text:p>
      <text:p text:style-name="P49"><text:span text:style-name="T13">WHERE</text:span></text:p>
      <text:p text:style-name="P49"><text:span text:style-name="T13"><text:s text:c="4"/>department_id = 'IT'</text:span></text:p>
      <text:p text:style-name="P49"><text:span text:style-name="T13">ORDER BY hire_date DESC;</text:span> </text:p>
      <text:p text:style-name="P48"/>
      <text:p text:style-name="P3"/>
      <text:p text:style-name="P35">3.<text:span text:style-name="T12">Display no. of employees in each department, alongside department code, only those employees with salary greater than 3000.</text:span></text:p>
      <text:p text:style-name="P50"/>
      <text:p text:style-name="P49"><text:span text:style-name="T13">SELECT </text:span></text:p>
      <text:p text:style-name="P49"><text:span text:style-name="T13"><text:s text:c="4"/>department_id, COUNT(*) 'No. of Employees'</text:span></text:p>
      <text:p text:style-name="P49"><text:span text:style-name="T13">FROM</text:span></text:p>
      <text:p text:style-name="P49"><text:span text:style-name="T13"><text:s text:c="4"/>employees</text:span></text:p>
      <text:p text:style-name="P49"><text:span text:style-name="T13">WHERE</text:span></text:p>
      <text:p text:style-name="P49"><text:span text:style-name="T13"><text:s text:c="4"/>salary &gt; 3000</text:span></text:p>
      <text:p text:style-name="P49"><text:span text:style-name="T13">GROUP BY department_id; </text:span></text:p>
      <text:p text:style-name="P48"/>
      <text:p text:style-name="P4"/>
      <text:p text:style-name="P36">4.<text:span text:style-name="T12">Modify Query 3 such that only departments with more than 15 employees are</text:span></text:p>
      <text:p text:style-name="P37">displayed.</text:p>
      <text:p text:style-name="P50"/>
      <text:p text:style-name="P56">SELECT </text:p>
      <text:p text:style-name="P56"><text:s text:c="4"/>department_id, COUNT(*) 'Number_of_Employees'</text:p>
      <text:p text:style-name="P56">FROM</text:p>
      <text:p text:style-name="P56"><text:s text:c="4"/>employees</text:p>
      <text:p text:style-name="P56">WHERE</text:p>
      <text:p text:style-name="P56"><text:s text:c="4"/>salary &gt; 3000</text:p>
      <text:p text:style-name="P56">GROUP BY department_id</text:p>
      <text:p text:style-name="P56">HAVING Number_of_Employees &gt; 2; </text:p>
      <text:p text:style-name="P52"/>
      <text:p text:style-name="P51"/>
      <text:p text:style-name="P5"/>
      <text:p text:style-name="P38">5.<text:span text:style-name="T12">Display total salary of each department, alongside department code, with only</text:span></text:p>
      <text:p text:style-name="P37">departments with total salary &gt; 10000. If any employee has no departments display “EXECUTIVE”.</text:p>
      <text:p text:style-name="P50"/>
      <text:p text:style-name="P54"><text:span text:style-name="T14">SELECT </text:span></text:p>
      <text:p text:style-name="P54"><text:span text:style-name="T14"><text:s text:c="4"/>COALESCE(department_id, 'Executive') 'Department',</text:span></text:p>
      <text:p text:style-name="P54"><text:span text:style-name="T14"><text:s text:c="4"/>SUM(salary) 'Total_Salary'</text:span></text:p>
      <text:p text:style-name="P54"><text:span text:style-name="T14">FROM</text:span></text:p>
      <text:p text:style-name="P54"><text:span text:style-name="T14"><text:s text:c="4"/>employees</text:span></text:p>
      <text:p text:style-name="P54"><text:span text:style-name="T14">GROUP BY department_id</text:span></text:p>
      <text:p text:style-name="P54"><text:soft-page-break/><text:span text:style-name="T14">HAVING Total_salary &gt; 10000;</text:span> </text:p>
      <text:p text:style-name="P6"/>
      <text:p text:style-name="P53"/>
      <text:p text:style-name="P53"/>
      <text:p text:style-name="P7"/>
      <text:p text:style-name="P33"/>
      <text:p text:style-name="P33"/>
      <text:p text:style-name="P33">Section II</text:p>
      <text:p text:style-name="P8"/>
      <text:p text:style-name="P32">1.<text:span text:style-name="T12">Write a query to subtract current date to previous year, but add 2 months.</text:span></text:p>
      <text:p text:style-name="P32"/>
      <text:p text:style-name="P46"><text:span text:style-name="T14">SELECT </text:span></text:p>
      <text:p text:style-name="P46"><text:span text:style-name="T14"><text:s text:c="4"/>DATE_ADD(DATE_SUB(CURDATE(), INTERVAL 1 YEAR),</text:span></text:p>
      <text:p text:style-name="P46"><text:span text:style-name="T14"><text:s text:c="8"/>INTERVAL 2 MONTH);</text:span> </text:p>
      <text:p text:style-name="P9"/>
      <text:p text:style-name="P9"/>
      <text:p text:style-name="P31">2.<text:span text:style-name="T10">Write a query to display output given below using MySQL date functions:</text:span></text:p>
      <text:p text:style-name="P45"/>
      <text:p text:style-name="P60">SELECT </text:p>
      <text:p text:style-name="P61"><text:s text:c="4"/>CONCAT_WS('-',</text:p>
      <text:p text:style-name="P61"><text:s text:c="12"/>SUBSTR(Month, 1, 3),</text:p>
      <text:p text:style-name="P61"><text:s text:c="12"/>SUBSTR(Year, - 2, 2)) 'Month',</text:p>
      <text:p text:style-name="P61"><text:s text:c="4"/>DATE(CONCAT_WS('-',</text:p>
      <text:p text:style-name="P61"><text:s text:c="16"/>Year,</text:p>
      <text:p text:style-name="P61"><text:s text:c="16"/>MONTH(STR_TO_DATE(SUBSTR(Month, 1, 3), '%b')),</text:p>
      <text:p text:style-name="P61"><text:s text:c="16"/>'01')) 'Start Date',</text:p>
      <text:p text:style-name="P61"><text:s text:c="4"/>LAST_DAY(CONCAT_WS('-',</text:p>
      <text:p text:style-name="P61"><text:s text:c="20"/>Year,</text:p>
      <text:p text:style-name="P61"><text:s text:c="20"/>MONTH(STR_TO_DATE(SUBSTR(Month, 1, 3), '%b')),</text:p>
      <text:p text:style-name="P61"><text:s text:c="20"/>'01')) 'End Date'</text:p>
      <text:p text:style-name="P61">FROM</text:p>
      <text:p text:style-name="P61"><text:s text:c="4"/>tblDATE;</text:p>
      <text:p text:style-name="P9"/>
      <text:p text:style-name="P9"/>
      <text:p text:style-name="P9"/>
      <text:p text:style-name="P9"/>
      <text:p text:style-name="P10"/>
      <text:p text:style-name="P10"/>
      <text:p text:style-name="P10"><text:span text:style-name="T15">Section III</text:span></text:p>
      <text:p text:style-name="P10"><text:span text:style-name="T15"/></text:p>
      <text:p text:style-name="P10"/>
      <text:p text:style-name="P29"/>
      <text:p text:style-name="P29"/>
      <text:p text:style-name="P29"/>
      <text:p text:style-name="P29">1.<text:span text:style-name="T9">Select the title and language of all the films with film title starting with ‘A’. (Tables: film, language)</text:span></text:p>
      <text:p text:style-name="P29"/>
      <text:p text:style-name="P40"/>
      <text:p text:style-name="P57">SELECT </text:p>
      <text:p text:style-name="P57"><text:s text:c="4"/>f.title, l.name</text:p>
      <text:p text:style-name="P57">FROM</text:p>
      <text:p text:style-name="P57"><text:s text:c="4"/>film f</text:p>
      <text:p text:style-name="P57"><text:s text:c="8"/>JOIN</text:p>
      <text:p text:style-name="P57"><text:s text:c="4"/>language l ON f.language_id = l.language_id</text:p>
      <text:p text:style-name="P57">WHERE</text:p>
      <text:p text:style-name="P57"><text:s text:c="4"/>f.title LIKE 'a%'</text:p>
      <text:p text:style-name="P57">LIMIT 10;</text:p>
      <text:p text:style-name="P22"/>
      <text:p text:style-name="P24"><text:s/></text:p>
      <text:p text:style-name="P10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2.<text:span text:style-name="T9">Return the first name, last name and city of all customers who live in Canada. Order the results first by the last name and then by the first name.</text:span></text:p>
      <text:p text:style-name="P30">(Tables: customer, address, city, country)</text:p>
      <text:p text:style-name="P30"/>
      <text:p text:style-name="P40">SELECT </text:p>
      <text:p text:style-name="P40"><text:s text:c="4"/>c.first_name, c.last_name, ci.city</text:p>
      <text:p text:style-name="P40">FROM</text:p>
      <text:p text:style-name="P40"><text:s text:c="4"/>customer c</text:p>
      <text:p text:style-name="P40"><text:s text:c="8"/>JOIN</text:p>
      <text:p text:style-name="P40"><text:s text:c="4"/>address a ON a.address_id = c.address_id</text:p>
      <text:p text:style-name="P40"><text:s text:c="8"/>JOIN</text:p>
      <text:p text:style-name="P40"><text:s text:c="4"/>city ci ON ci.city_id = a.city_id</text:p>
      <text:p text:style-name="P40"><text:s text:c="8"/>JOIN</text:p>
      <text:p text:style-name="P40"><text:s text:c="4"/>country co ON co.country_id = ci.country_id</text:p>
      <text:p text:style-name="P40">WHERE</text:p>
      <text:p text:style-name="P40"><text:s text:c="4"/>co.country = 'canada'</text:p>
      <text:p text:style-name="P40">ORDER BY c.first_name , c.last_name;</text:p>
      <text:p text:style-name="P22"/>
      <text:p text:style-name="P43"/>
      <text:p text:style-name="P43"/>
      <text:p text:style-name="P23">3.<text:span text:style-name="T11">Select full name of all the actors of films along with the film name, which contain actor with first name ‘JENNIFER’.</text:span></text:p>
      <text:p text:style-name="P22"/>
      <text:p text:style-name="P58">SELECT </text:p>
      <text:p text:style-name="P58"><text:s text:c="4"/>CONCAT_WS(' ', c.first_name, c.last_name) 'Name', ca.name</text:p>
      <text:p text:style-name="P58">FROM</text:p>
      <text:p text:style-name="P58"><text:s text:c="4"/>customer c</text:p>
      <text:p text:style-name="P58"><text:s text:c="8"/>JOIN</text:p>
      <text:p text:style-name="P58"><text:s text:c="4"/>rental r ON r.customer_id = c.customer_id</text:p>
      <text:p text:style-name="P58"><text:s text:c="8"/>JOIN</text:p>
      <text:p text:style-name="P58"><text:s text:c="4"/>inventory i ON i.inventory_id = r.inventory_id</text:p>
      <text:p text:style-name="P58"><text:s text:c="8"/>JOIN</text:p>
      <text:p text:style-name="P58"><text:s text:c="4"/>film_category f ON f.film_id = i.film_id</text:p>
      <text:p text:style-name="P58"><text:s text:c="8"/>JOIN</text:p>
      <text:p text:style-name="P58"><text:s text:c="4"/>category ca ON ca.category_id = f.category_id</text:p>
      <text:p text:style-name="P58">WHERE</text:p>
      <text:p text:style-name="P58"><text:s text:c="4"/>ca.name = 'Horror'</text:p>
      <text:p text:style-name="P58">ORDER BY Name;</text:p>
      <text:p text:style-name="P19"/>
      <text:p text:style-name="P13"/>
      <text:p text:style-name="P28">4.<text:span text:style-name="T9">Select full name of all the actors of films along with the film name, which contain actor with first name ‘JENNIFER’.</text:span></text:p>
      <text:p text:style-name="P15"/>
      <text:p text:style-name="P58">SELECT </text:p>
      <text:p text:style-name="P58"><text:s text:c="4"/>CONCAT_WS(' ', a.first_name, a.last_name) 'Actor name',</text:p>
      <text:p text:style-name="P58"><text:s text:c="4"/>f.title 'Film Name'</text:p>
      <text:p text:style-name="P58">FROM</text:p>
      <text:p text:style-name="P58"><text:s text:c="4"/>film_actor af</text:p>
      <text:p text:style-name="P58"><text:s text:c="8"/>JOIN</text:p>
      <text:p text:style-name="P58"><text:s text:c="4"/>actor a ON a.actor_id = af.actor_id</text:p>
      <text:p text:style-name="P58"><text:s text:c="8"/>JOIN</text:p>
      <text:p text:style-name="P58"><text:s text:c="4"/>film f ON f.film_id = af.film_id</text:p>
      <text:p text:style-name="P58">WHERE</text:p>
      <text:p text:style-name="P58"><text:s text:c="4"/>af.actor_id IN (SELECT </text:p>
      <text:p text:style-name="P58"><text:s text:c="12"/>a.actor_id</text:p>
      <text:p text:style-name="P58"><text:s text:c="8"/>FROM</text:p>
      <text:p text:style-name="P58"><text:s text:c="12"/>actor a</text:p>
      <text:p text:style-name="P58"><text:s text:c="8"/>WHERE</text:p>
      <text:p text:style-name="P58"><text:s text:c="12"/>a.first_name = 'Jennifer');</text:p>
      <text:p text:style-name="P20"/>
      <text:p text:style-name="P20"/>
      <text:p text:style-name="P14"><text:soft-page-break/></text:p>
      <text:p text:style-name="P27">5.<text:span text:style-name="T9">Select full name of all of the customers who have rented movies in the category ‘Music’.</text:span></text:p>
      <text:p text:style-name="P27"/>
      <text:p text:style-name="P41">SELECT </text:p>
      <text:p text:style-name="P41"><text:s text:c="4"/>CONCAT_WS(' ', c.first_name, c.last_name) 'Name'</text:p>
      <text:p text:style-name="P41">FROM</text:p>
      <text:p text:style-name="P41"><text:s text:c="4"/>customer c</text:p>
      <text:p text:style-name="P41">WHERE</text:p>
      <text:p text:style-name="P41"><text:s text:c="4"/>c.customer_id IN (SELECT </text:p>
      <text:p text:style-name="P41"><text:s text:c="12"/>r.customer_id</text:p>
      <text:p text:style-name="P41"><text:s text:c="8"/>FROM</text:p>
      <text:p text:style-name="P41"><text:s text:c="12"/>rental r</text:p>
      <text:p text:style-name="P41"><text:s text:c="8"/>WHERE</text:p>
      <text:p text:style-name="P41"><text:s text:c="12"/>r.inventory_id IN (SELECT </text:p>
      <text:p text:style-name="P41"><text:s text:c="20"/>i.inventory_id</text:p>
      <text:p text:style-name="P41"><text:s text:c="16"/>FROM</text:p>
      <text:p text:style-name="P41"><text:s text:c="20"/>inventory i</text:p>
      <text:p text:style-name="P41"><text:s text:c="16"/>WHERE</text:p>
      <text:p text:style-name="P41"><text:s text:c="20"/>i.film_id IN (SELECT </text:p>
      <text:p text:style-name="P41"><text:s text:c="28"/>fc.film_id</text:p>
      <text:p text:style-name="P41"><text:s text:c="24"/>FROM</text:p>
      <text:p text:style-name="P41"><text:s text:c="28"/>film_category fc</text:p>
      <text:p text:style-name="P41"><text:s text:c="24"/>WHERE</text:p>
      <text:p text:style-name="P41"><text:s text:c="28"/>fc.category_id = ALL (SELECT </text:p>
      <text:p text:style-name="P41"><text:s text:c="36"/>ca.category_id</text:p>
      <text:p text:style-name="P41"><text:s text:c="32"/>FROM</text:p>
      <text:p text:style-name="P41"><text:s text:c="36"/>category ca</text:p>
      <text:p text:style-name="P41"><text:s text:c="32"/>WHERE</text:p>
      <text:p text:style-name="P41"><text:s text:c="36"/>ca.name = 'Music'))));</text:p>
      <text:p text:style-name="P22"/>
      <text:p text:style-name="P17"/>
      <text:p text:style-name="P17"/>
      <text:p text:style-name="P16"/>
      <text:p text:style-name="P16"/>
      <text:p text:style-name="P26">6.<text:span text:style-name="T9">Show all customer ids and full names who have rented a film in every category with category_id &gt;=5.</text:span></text:p>
      <text:p text:style-name="P22"/>
      <text:p text:style-name="P18"><text:s/></text:p>
      <text:p text:style-name="P58">SELECT </text:p>
      <text:p text:style-name="P58"><text:s text:c="4"/>CONCAT_WS(' ', c.first_name, c.last_name) 'Name'</text:p>
      <text:p text:style-name="P58">FROM</text:p>
      <text:p text:style-name="P58"><text:s text:c="4"/>customer c</text:p>
      <text:p text:style-name="P58">WHERE</text:p>
      <text:p text:style-name="P58"><text:s text:c="4"/>c.customer_id IN (SELECT </text:p>
      <text:p text:style-name="P58"><text:s text:c="12"/>r.customer_id</text:p>
      <text:p text:style-name="P58"><text:s text:c="8"/>FROM</text:p>
      <text:p text:style-name="P58"><text:s text:c="12"/>rental r</text:p>
      <text:p text:style-name="P58"><text:s text:c="8"/>WHERE</text:p>
      <text:p text:style-name="P58"><text:s text:c="12"/>r.inventory_id IN (SELECT </text:p>
      <text:p text:style-name="P58"><text:s text:c="20"/>i.inventory_id</text:p>
      <text:p text:style-name="P58"><text:s text:c="16"/>FROM</text:p>
      <text:p text:style-name="P58"><text:s text:c="20"/>inventory i</text:p>
      <text:p text:style-name="P58"><text:s text:c="16"/>WHERE</text:p>
      <text:p text:style-name="P58"><text:s text:c="20"/>i.film_id IN (SELECT </text:p>
      <text:p text:style-name="P58"><text:s text:c="28"/>fc.film_id</text:p>
      <text:p text:style-name="P58"><text:s text:c="24"/>FROM</text:p>
      <text:p text:style-name="P58"><text:s text:c="28"/>film_category fc</text:p>
      <text:p text:style-name="P58"><text:s text:c="24"/>WHERE</text:p>
      <text:p text:style-name="P58"><text:s text:c="28"/>fc.category_id = ALL (SELECT </text:p>
      <text:p text:style-name="P58"><text:s text:c="36"/>ca.category_id</text:p>
      <text:p text:style-name="P58"><text:s text:c="32"/>FROM</text:p>
      <text:p text:style-name="P58"><text:s text:c="36"/>category ca</text:p>
      <text:p text:style-name="P58"><text:s text:c="32"/>WHERE</text:p>
      <text:p text:style-name="P58"><text:soft-page-break/><text:s text:c="36"/>ca.category_id &lt; 2))));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3T11:30:41.694200633</dc:date>
    <meta:generator>LibreOffice/4.2.7.2$Linux_X86_64 LibreOffice_project/420m0$Build-2</meta:generator>
    <meta:editing-duration>PT20H10M51S</meta:editing-duration>
    <meta:editing-cycles>30</meta:editing-cycles>
    <meta:document-statistic meta:table-count="0" meta:image-count="0" meta:object-count="0" meta:page-count="5" meta:paragraph-count="181" meta:word-count="606" meta:character-count="5445" meta:non-whitespace-character-count="3605"/>
  </office:meta>
</office:document-meta>
</file>